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azyLinkingTestLanguage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langATestLanguage.Main.imports, ecore.ETypedElement.unique</text:p>
          </table:table-cell>
          <table:table-cell office:value-type="string" table:style-name="ce1">
            <text:p><text:s/>020 - langATestLanguage.ecore</text:p>
          </table:table-cell>
          <table:table-cell office:value-type="string" table:style-name="ce1">
            <text:p><text:s/>022 - langATestLanguage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false</text:p>
          </table:table-cell>
          <table:table-cell office:value-type="string" table:style-name="ce1">
            <text:p>undo/single Chan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langATestLanguage.Main.types, ecore.ETypedElement.unique</text:p>
          </table:table-cell>
          <table:table-cell office:value-type="string" table:style-name="ce1">
            <text:p><text:s/>020 - langATestLanguage.ecore</text:p>
          </table:table-cell>
          <table:table-cell office:value-type="string" table:style-name="ce1">
            <text:p><text:s/>022 - langATestLanguage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false</text:p>
          </table:table-cell>
          <table:table-cell office:value-type="string" table:style-name="ce1">
            <text:p>undo/single Change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zyLinkingTestLanguage.ecore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5T12:48:20Z</meta:creation-date>
    <dc:date>2017-08-25T12:51:50Z</dc:date>
    <meta:editing-duration>PT0S</meta:editing-duration>
  </office:meta>
</office:document-meta>
</file>